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3.5cm" fo:min-width="18.5cm"/>
      <style:paragraph-properties style:writing-mode="lr-tb"/>
    </style:style>
    <style:style style:name="gr2" style:family="graphic" style:parent-style-name="standard">
      <style:graphic-properties draw:fill-color="#5eb91e" draw:textarea-horizontal-align="justify" draw:textarea-vertical-align="middle" draw:auto-grow-height="false" fo:min-height="1.5cm" fo:min-width="5.25cm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75cm" fo:min-width="18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cm" fo:min-width="3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10.25cm" fo:min-width="12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P1" style:family="paragraph">
      <style:paragraph-properties fo:text-align="center" style:writing-mode="lr-tb"/>
      <style:text-properties fo:font-size="28pt" style:font-size-asian="28pt" style:font-size-complex="28pt"/>
    </style:style>
    <style:style style:name="P2" style:family="paragraph">
      <loext:graphic-properties draw:fill-color="#bbe33d"/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5eb91e"/>
      <style:paragraph-properties fo:text-align="center" style:writing-mode="lr-tb"/>
    </style:style>
    <style:style style:name="P5" style:family="paragraph">
      <loext:graphic-properties draw:fill-color="#ff8000"/>
      <style:paragraph-properties fo:text-align="start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8000"/>
      <style:paragraph-properties fo:text-align="center" style:writing-mode="lr-tb"/>
    </style:style>
    <style:style style:name="P9" style:family="paragraph">
      <loext:graphic-properties draw:fill-color="#afd095"/>
      <style:paragraph-properties fo:text-align="center" style:writing-mode="lr-tb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3.75cm" svg:x="1cm" svg:y="1cm">
          <text:p text:style-name="P1"><text:span text:style-name="T1">Rock, Paper, Scisso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5cm" svg:height="1.75cm" svg:x="7.5cm" svg:y="8.5cm">
          <text:p text:style-name="P3">New gam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1cm" svg:x="1cm" svg:y="4.75cm">
          <text:p text:style-name="P3">New Game | Rules | About | Some more stuff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4" draw:text-style-name="P6" draw:layer="layout" svg:width="4cm" svg:height="1.25cm" svg:x="3.75cm" svg:y="9.75cm">
          <text:p text:style-name="P3">Rock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.25cm" svg:x="3.75cm" svg:y="11.25cm">
          <text:p text:style-name="P3">Pap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.25cm" svg:x="3.75cm" svg:y="12.75cm">
          <text:p text:style-name="P3">Scissors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cm" svg:height="1.25cm" svg:x="2.75cm" svg:y="7.25cm">
          <draw:text-box>
            <text:p>Choose Wisely:</text:p>
          </draw:text-box>
        </draw:frame>
        <draw:custom-shape draw:style-name="gr1" draw:text-style-name="P2" draw:layer="layout" svg:width="19cm" svg:height="3.75cm" svg:x="1cm" svg:y="1cm">
          <text:p text:style-name="P1"><text:span text:style-name="T1">Rock, Paper, Scissor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9cm" svg:height="1cm" svg:x="1cm" svg:y="4.75cm">
          <text:p text:style-name="P3">New Game | Rules | About | Some more stuff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5cm" svg:height="1.25cm" svg:x="-4.25cm" svg:y="3.25cm">
          <draw:text-box>
            <text:p>New game</text:p>
          </draw:text-box>
        </draw:frame>
        <draw:custom-shape draw:style-name="gr6" draw:text-style-name="P9" draw:layer="layout" svg:width="13.25cm" svg:height="10.5cm" svg:x="4cm" svg:y="15.5cm">
          <text:p text:style-name="P3">Some animation things</text:p>
          <text:p text:style-name="P3">CANVA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2" draw:layer="layout" svg:width="19cm" svg:height="3.75cm" svg:x="1cm" svg:y="1cm">
          <text:p text:style-name="P1"><text:span text:style-name="T1">Rock, Paper, Scissor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9cm" svg:height="1cm" svg:x="1cm" svg:y="4.75cm">
          <text:p text:style-name="P3">New Game | Rules | About | Some more stuff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5cm" svg:height="1.25cm" svg:x="-4.25cm" svg:y="3.25cm">
          <draw:text-box>
            <text:p>Rules</text:p>
          </draw:text-box>
        </draw:frame>
        <draw:frame draw:style-name="gr7" draw:text-style-name="P7" draw:layer="layout" svg:width="15.5cm" svg:height="7.5cm" svg:x="3.75cm" svg:y="8.25cm">
          <draw:text-box>
            <text:p>These are the rules of the game, blablabla</text:p>
          </draw:text-box>
        </draw:frame>
      </draw:page>
      <draw:page draw:name="page4" draw:style-name="dp1" draw:master-page-name="Standard">
        <draw:frame draw:style-name="gr5" draw:text-style-name="P7" draw:layer="layout" svg:width="4.5cm" svg:height="1.25cm" svg:x="-4.25cm" svg:y="3.25cm">
          <draw:text-box>
            <text:p>About</text:p>
          </draw:text-box>
        </draw:frame>
        <draw:custom-shape draw:style-name="gr1" draw:text-style-name="P2" draw:layer="layout" svg:width="19cm" svg:height="3.75cm" svg:x="1cm" svg:y="1cm">
          <text:p text:style-name="P1"><text:span text:style-name="T1">Rock, Paper, Scissor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9cm" svg:height="1cm" svg:x="1cm" svg:y="4.75cm">
          <text:p text:style-name="P3">New Game | Rules | About | Some more stuff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3.25cm" svg:height="4.5cm" svg:x="5cm" svg:y="8.25cm">
          <draw:text-box>
            <text:p>Created by me with html, css and javascrip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2T11:12:15.983000000</meta:creation-date>
    <dc:date>2022-11-14T10:36:12.447000000</dc:date>
    <meta:editing-duration>PT13M51S</meta:editing-duration>
    <meta:editing-cycles>3</meta:editing-cycles>
    <meta:generator>LibreOffice/7.4.2.3$Windows_X86_64 LibreOffice_project/382eef1f22670f7f4118c8c2dd222ec7ad009daf</meta:generator>
    <meta:document-statistic meta:object-count="19"/>
  </office:meta>
</office:document-meta>
</file>